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4.238cm"/>
    </style:style>
    <style:style style:name="gr2" style:family="graphic" style:parent-style-name="standard">
      <style:graphic-properties draw:textarea-horizontal-align="justify" draw:textarea-vertical-align="middle" draw:auto-grow-height="false" fo:min-height="0.57cm" fo:min-width="3.4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444cm" fo:min-width="3.342cm"/>
    </style:style>
    <style:style style:name="gr5" style:family="graphic" style:parent-style-name="standard">
      <style:graphic-properties draw:textarea-horizontal-align="justify" draw:textarea-vertical-align="middle" draw:auto-grow-height="false" fo:min-height="1.2cm" fo:min-width="0.75cm"/>
    </style:style>
    <style:style style:name="gr6" style:family="graphic" style:parent-style-name="standard">
      <style:graphic-properties draw:textarea-horizontal-align="justify" draw:textarea-vertical-align="middle" draw:auto-grow-height="false" fo:min-height="0.632cm" fo:min-width="2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9cm" fo:min-width="0.8cm"/>
    </style:style>
    <style:style style:name="gr9" style:family="graphic" style:parent-style-name="standard">
      <style:graphic-properties draw:textarea-horizontal-align="justify" draw:textarea-vertical-align="middle" draw:auto-grow-height="false" fo:min-height="0.696cm" fo:min-width="2.208cm"/>
    </style:style>
    <style:style style:name="gr10" style:family="graphic" style:parent-style-name="standard">
      <style:graphic-properties draw:textarea-horizontal-align="justify" draw:textarea-vertical-align="middle" draw:auto-grow-height="false" fo:min-height="0.882cm" fo:min-width="1.764cm"/>
    </style:style>
    <style:style style:name="gr11" style:family="graphic" style:parent-style-name="standard">
      <style:graphic-properties draw:textarea-horizontal-align="justify" draw:textarea-vertical-align="middle" draw:auto-grow-height="false" fo:min-height="0.632cm" fo:min-width="3.6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7cm" svg:height="1.6cm" svg:x="1.1cm" svg:y="0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2cm" svg:height="1.3cm" svg:x="1.5cm" svg:y="3.4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4.45cm" svg:y1="2.5cm" svg:x2="5.375cm" svg:y2="3.4cm" draw:start-shape="id1" draw:start-glue-point="8" draw:end-shape="id2" draw:end-glue-point="4" svg:d="M4450 2500l925 900" svg:viewBox="0 0 926 901">
          <text:p/>
        </draw:connector>
        <draw:custom-shape draw:style-name="gr4" draw:text-style-name="P1" xml:id="id3" draw:id="id3" draw:layer="layout" svg:width="6.1cm" svg:height="1.1cm" svg:x="1.5cm" svg:y="5.4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4.6cm" svg:y1="4.7cm" svg:x2="4.55cm" svg:y2="5.4cm" draw:start-shape="id2" draw:start-glue-point="8" draw:end-shape="id3" draw:end-glue-point="5" svg:d="M4600 4700l-50 700" svg:viewBox="0 0 51 701">
          <text:p/>
        </draw:connector>
        <draw:connector draw:style-name="gr3" draw:text-style-name="P2" draw:layer="layout" draw:type="line" svg:x1="4.55cm" svg:y1="6.5cm" svg:x2="9.45cm" svg:y2="7cm" draw:start-shape="id3" draw:start-glue-point="8" draw:end-shape="id4" draw:end-glue-point="4" svg:d="M4550 6500l4900 500" svg:viewBox="0 0 4901 501">
          <text:p/>
        </draw:connector>
        <draw:custom-shape draw:style-name="gr5" draw:text-style-name="P1" xml:id="id4" draw:id="id4" draw:layer="layout" svg:width="2.5cm" svg:height="2.9cm" svg:x="8.2cm" svg:y="7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5" draw:id="id5" draw:layer="layout" svg:width="5.1cm" svg:height="1.4cm" svg:x="14.6cm" svg:y="11.3cm">
          <text:p text:style-name="P1">drukuj a &gt;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10.7cm" svg:y1="8.45cm" svg:x2="17.15cm" svg:y2="11.3cm" draw:start-shape="id4" draw:start-glue-point="7" draw:end-shape="id5" draw:end-glue-point="5" svg:d="M10700 8450h6450v2850" svg:viewBox="0 0 6451 2851">
          <text:p text:style-name="P1">TAK</text:p>
        </draw:connector>
        <draw:connector draw:style-name="gr3" draw:text-style-name="P2" draw:layer="layout" draw:type="line" svg:x1="17.15cm" svg:y1="12.7cm" svg:x2="8.2cm" svg:y2="20.2cm" draw:start-shape="id5" draw:start-glue-point="8" draw:end-shape="id6" draw:end-glue-point="4" svg:d="M17150 12700l-8950 7500" svg:viewBox="0 0 8951 7501">
          <text:p/>
        </draw:connector>
        <draw:custom-shape draw:style-name="gr8" draw:text-style-name="P1" xml:id="id7" draw:id="id7" draw:layer="layout" svg:width="2.6cm" svg:height="2.3cm" svg:x="4cm" svg:y="11.4cm">
          <text:p text:style-name="P1">B &lt;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8.2cm" svg:y1="8.45cm" svg:x2="5.3cm" svg:y2="11.4cm" draw:start-shape="id4" draw:start-glue-point="5" draw:end-shape="id7" draw:end-glue-point="4" svg:d="M8200 8450h-2900v2950" svg:viewBox="0 0 2901 2951">
          <text:p text:style-name="P1"><text:s text:c="4"/>NIE</text:p>
        </draw:connector>
        <draw:custom-shape draw:style-name="gr9" draw:text-style-name="P1" xml:id="id8" draw:id="id8" draw:layer="layout" svg:width="4.3cm" svg:height="1.5cm" svg:x="8.5cm" svg:y="14.4cm">
          <text:p text:style-name="P1">Drukuj b &gt;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6.6cm" svg:y1="12.55cm" svg:x2="10.65cm" svg:y2="14.4cm" draw:start-shape="id7" draw:start-glue-point="7" draw:end-shape="id8" draw:end-glue-point="5" svg:d="M6600 12550h4050v1850" svg:viewBox="0 0 4051 1851">
          <text:p text:style-name="P1">TAK</text:p>
        </draw:connector>
        <draw:custom-shape draw:style-name="gr10" draw:text-style-name="P1" xml:id="id6" draw:id="id6" draw:layer="layout" svg:width="3.2cm" svg:height="1.6cm" svg:x="6.6cm" svg:y="20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65cm" svg:y1="15.9cm" svg:x2="8.2cm" svg:y2="20.2cm" draw:start-shape="id8" draw:start-glue-point="8" draw:end-shape="id6" draw:end-glue-point="4" svg:d="M10650 15900l-2450 4300" svg:viewBox="0 0 2451 4301">
          <text:p/>
        </draw:connector>
        <draw:custom-shape draw:style-name="gr11" draw:text-style-name="P1" xml:id="id9" draw:id="id9" draw:layer="layout" svg:width="6.6cm" svg:height="1.4cm" svg:x="-0.1cm" svg:y="17.2cm">
          <text:p text:style-name="P1">Drukuj a =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4cm" svg:y1="12.55cm" svg:x2="3.2cm" svg:y2="17.2cm" draw:start-shape="id7" draw:start-glue-point="5" draw:end-shape="id9" draw:end-glue-point="5" svg:d="M4000 12550h-800v4650" svg:viewBox="0 0 801 4651">
          <text:p text:style-name="P1"><text:s text:c="2"/>NIE</text:p>
        </draw:connector>
        <draw:connector draw:style-name="gr3" draw:text-style-name="P2" draw:layer="layout" draw:type="line" svg:x1="3.2cm" svg:y1="18.6cm" svg:x2="8.2cm" svg:y2="20.2cm" draw:start-shape="id9" draw:start-glue-point="8" draw:end-shape="id6" draw:end-glue-point="4" svg:d="M3200 18600l5000 1600" svg:viewBox="0 0 500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4.442418680</meta:creation-date>
    <dc:date>2019-11-06T08:46:39.423375569</dc:date>
    <meta:editing-duration>PT18M22S</meta:editing-duration>
    <meta:editing-cycles>2</meta:editing-cycles>
    <meta:generator>LibreOffice/6.0.7.3$Linux_X86_64 LibreOffice_project/00m0$Build-3</meta:generator>
    <meta:document-statistic meta:object-count="19"/>
  </office:meta>
</office:document-meta>
</file>